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69cm" svg:height="0.962cm" svg:x="9.426cm" svg:y="3.54cm">
          <draw:text-box>
            <text:p>Server</text:p>
          </draw:text-box>
        </draw:frame>
        <draw:frame draw:style-name="gr1" draw:layer="layout" svg:width="4.164cm" svg:height="0.962cm" svg:x="2.551cm" svg:y="3.848cm">
          <draw:text-box>
            <text:p>Field Players</text:p>
          </draw:text-box>
        </draw:frame>
        <draw:frame draw:style-name="gr1" draw:layer="layout" svg:width="3.774cm" svg:height="0.962cm" svg:x="14.335cm" svg:y="3.848cm">
          <draw:text-box>
            <text:p>Goalkeeper</text:p>
          </draw:text-box>
        </draw:frame>
        <draw:line draw:style-name="gr2" draw:text-style-name="P1" draw:layer="layout" svg:x1="4.81cm" svg:y1="4.81cm" svg:x2="4.81cm" svg:y2="14.335cm">
          <text:p/>
        </draw:line>
        <draw:line draw:style-name="gr3" draw:text-style-name="P1" draw:layer="layout" svg:x1="10.525cm" svg:y1="4.811cm" svg:x2="10.525cm" svg:y2="14.335cm">
          <text:p/>
        </draw:line>
        <draw:line draw:style-name="gr2" draw:text-style-name="P1" draw:layer="layout" svg:x1="16.21cm" svg:y1="4.811cm" svg:x2="16.24cm" svg:y2="14.335cm">
          <text:p/>
        </draw:line>
        <draw:line draw:style-name="gr3" draw:text-style-name="P1" draw:layer="layout" svg:x1="10.525cm" svg:y1="4.81cm" svg:x2="4.81cm" svg:y2="6.08cm">
          <text:p/>
        </draw:line>
        <draw:line draw:style-name="gr3" draw:text-style-name="P1" draw:layer="layout" svg:x1="10.526cm" svg:y1="4.81cm" svg:x2="16.24cm" svg:y2="6.08cm">
          <text:p/>
        </draw:line>
        <draw:custom-shape draw:style-name="gr4" draw:text-style-name="P1" draw:layer="layout" svg:width="4.445cm" svg:height="0.635cm" svg:x="2.905cm" svg:y="6.715cm">
          <text:p text:style-name="P1">Update Belief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13.7cm" svg:y="6.08cm">
          <text:p text:style-name="P1">Update Belief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2.905cm" svg:y="7.985cm">
          <text:p text:style-name="P1">Coordin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81cm" svg:y1="9.255cm" svg:x2="10.525cm" svg:y2="10.525cm">
          <text:p/>
        </draw:line>
        <draw:line draw:style-name="gr3" draw:text-style-name="P1" draw:layer="layout" svg:x1="16.24cm" svg:y1="9.255cm" svg:x2="10.525cm" svg:y2="10.525cm">
          <text:p/>
        </draw:line>
        <draw:custom-shape draw:style-name="gr4" draw:text-style-name="P1" draw:layer="layout" svg:width="4.445cm" svg:height="0.635cm" svg:x="13.7cm" svg:y="7.35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0.635cm" svg:x="13.7cm" svg:y="8.62cm">
          <text:p text:style-name="P1">Behavio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26cm" svg:y1="10.81cm" svg:x2="16.24cm" svg:y2="12.08cm">
          <text:p/>
        </draw:line>
        <draw:line draw:style-name="gr5" draw:text-style-name="P1" draw:layer="layout" svg:x1="10.526cm" svg:y1="10.81cm" svg:x2="4.811cm" svg:y2="12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the </meta:initial-creator>
    <meta:creation-date>2012-07-27T20:49:06</meta:creation-date>
    <dc:date>2012-07-27T20:59:36</dc:date>
    <dc:creator>methe </dc:creator>
    <meta:editing-duration>PT10M31S</meta:editing-duration>
    <meta:editing-cycles>1</meta:editing-cycles>
    <meta:document-statistic meta:object-count="17"/>
    <meta:generator>LibreOffice/3.3$Unix LibreOffice_project/330m19$Build-401</meta:generator>
  </office:meta>
</office:document-meta>
</file>